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0F770A16430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PG Sans Modern GPL&amp;GNU" svg:font-family="'BPG Sans Modern GPL&amp;GNU'" style:font-family-generic="swiss" style:font-pitch="variable"/>
    <style:font-face style:name="Beteckna" svg:font-family="Beteckna" style:font-pitch="variable"/>
    <style:font-face style:name="Caliban" svg:font-family="Caliban" style:font-pitch="variable"/>
    <style:font-face style:name="Coolvetica" svg:font-family="Coolvetica" style:font-pitch="variable"/>
    <style:font-face style:name="DejaVu Sans" svg:font-family="'DejaVu Sans'" style:font-family-generic="system" style:font-pitch="variable"/>
    <style:font-face style:name="Flux" svg:font-family="Flux" style:font-pitch="variable"/>
    <style:font-face style:name="Latin Modern Sans Demi Cond" svg:font-family="'Latin Modern Sans Demi Con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5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13cm" fo:min-width="20.951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3" style:family="paragraph">
      <style:paragraph-properties fo:text-align="start"/>
      <style:text-properties fo:color="#02095e" loext:opacity="100%" style:font-name="Roboto" fo:font-size="1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style:paragraph-properties fo:text-align="center"/>
      <style:text-properties style:font-name="Roboto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Liberation Mono" fo:font-size="12pt" fo:font-weight="bold" style:font-size-asian="16pt" style:font-weight-asian="bold" style:font-size-complex="16pt" style:font-weight-complex="bold"/>
    </style:style>
    <style:style style:name="T5" style:family="text">
      <style:text-properties fo:color="#bf0041" loext:opacity="100%" style:font-name="Liberation Mono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000000" loext:opacity="100%" style:font-name="Liberation Mono" fo:font-size="42pt" fo:font-weight="bold" style:font-size-asian="42pt" style:font-weight-asian="bold" style:font-size-complex="42pt" style:font-weight-complex="bold"/>
    </style:style>
    <style:style style:name="T7" style:family="text">
      <style:text-properties fo:color="#158466" loext:opacity="100%" style:font-name="Liberation Mono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1.451cm" svg:height="2.363cm" svg:x="3.189cm" svg:y="12.85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077cm" svg:height="1.797cm" svg:x="8.482cm" svg:y="0.385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3" draw:text-style-name="P4" draw:layer="layout" svg:width="26.211cm" svg:height="6.444cm" svg:x="1.039cm" svg:y="2.458cm">
          <draw:text-box>
            <text:p text:style-name="P2"><text:span text:style-name="T1">Progra</text:span><text:span text:style-name="T1">mming </text:span><text:span text:style-name="T1">in </text:span><text:span text:style-name="T2">python</text:span></text:p>
            <text:p text:style-name="P3"><text:span text:style-name="T1"><text:s text:c="7"/></text:span><text:span text:style-name="T1">for </text:span><text:span text:style-name="T1">Beginne</text:span><text:span text:style-name="T1">rs</text:span></text:p>
          </draw:text-box>
        </draw:frame>
        <draw:frame draw:style-name="gr4" draw:text-style-name="P1" draw:layer="layout" svg:width="5.551cm" svg:height="5.863cm" svg:x="19.844cm" svg:y="5.34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3" draw:text-style-name="P6" draw:layer="layout" svg:width="20.949cm" svg:height="4.887cm" svg:x="3.544cm" svg:y="10.134cm">
          <draw:text-box>
            <text:p text:style-name="P5"><text:span text:style-name="T3">Lesson </text:span><text:span text:style-name="T3">1: The </text:span><text:span text:style-name="T3">Basics</text:span></text:p>
            <text:p text:style-name="P5"><text:span text:style-name="T4"/></text:p>
            <text:p text:style-name="P5"><text:span text:style-name="T5">print</text:span><text:span text:style-name="T6">(</text:span><text:span text:style-name="T7">“He</text:span><text:span text:style-name="T7">llo, </text:span><text:span text:style-name="T7">python!”</text:span><text:span text:style-name="T6">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>What Is Code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PG Sans Modern GPL&amp;GNU" svg:font-family="'BPG Sans Modern GPL&amp;GNU'" style:font-family-generic="swiss" style:font-pitch="variable"/>
    <style:font-face style:name="Beteckna" svg:font-family="Beteckna" style:font-pitch="variable"/>
    <style:font-face style:name="Caliban" svg:font-family="Caliban" style:font-pitch="variable"/>
    <style:font-face style:name="Coolvetica" svg:font-family="Coolvetica" style:font-pitch="variable"/>
    <style:font-face style:name="DejaVu Sans" svg:font-family="'DejaVu Sans'" style:font-family-generic="system" style:font-pitch="variable"/>
    <style:font-face style:name="Flux" svg:font-family="Flux" style:font-pitch="variable"/>
    <style:font-face style:name="Latin Modern Sans Demi Cond" svg:font-family="'Latin Modern Sans Demi Con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radial" draw:cx="50%" draw:cy="50%" draw:start-color="#dddddd" draw:end-color="#fefee1" draw:start-intensity="100%" draw:end-intensity="100%" draw:border="0%">
      <loext:gradient-stop svg:offset="0" loext:color-type="rgb" loext:color-value="#dddddd"/>
      <loext:gradient-stop svg:offset="1" loext:color-type="rgb" loext:color-value="#fefee1"/>
    </draw:gradient>
    <draw:gradient draw:name="Gradient_20_2" draw:display-name="Gradient 2" draw:style="radial" draw:cx="50%" draw:cy="50%" draw:start-color="#eeeeee" draw:end-color="#fefee1" draw:start-intensity="100%" draw:end-intensity="100%" draw:border="0%">
      <loext:gradient-stop svg:offset="0" loext:color-type="rgb" loext:color-value="#eeeeee"/>
      <loext:gradient-stop svg:offset="1" loext:color-type="rgb" loext:color-value="#fefee1"/>
    </draw:gradient>
    <draw:gradient draw:name="Gradient_20_3" draw:display-name="Gradient 3" draw:style="radial" draw:cx="50%" draw:cy="50%" draw:start-color="#e9e8e8" draw:end-color="#fefee1" draw:start-intensity="100%" draw:end-intensity="100%" draw:border="0%">
      <loext:gradient-stop svg:offset="0" loext:color-type="rgb" loext:color-value="#e9e8e8"/>
      <loext:gradient-stop svg:offset="1" loext:color-type="rgb" loext:color-value="#fefee1"/>
    </draw:gradient>
    <draw:gradient draw:name="Gradient_20_4" draw:display-name="Gradient 4" draw:style="radial" draw:cx="50%" draw:cy="65%" draw:start-color="#e9e8e8" draw:end-color="#fefee1" draw:start-intensity="100%" draw:end-intensity="100%" draw:border="0%">
      <loext:gradient-stop svg:offset="0" loext:color-type="rgb" loext:color-value="#e9e8e8"/>
      <loext:gradient-stop svg:offset="1" loext:color-type="rgb" loext:color-value="#fefee1"/>
    </draw:gradient>
    <draw:gradient draw:name="Gradient_20_5" draw:display-name="Gradient 5" draw:style="radial" draw:cx="50%" draw:cy="70%" draw:start-color="#e9e8e8" draw:end-color="#fefee1" draw:start-intensity="100%" draw:end-intensity="100%" draw:border="0%">
      <loext:gradient-stop svg:offset="0" loext:color-type="rgb" loext:color-value="#e9e8e8"/>
      <loext:gradient-stop svg:offset="1" loext:color-type="rgb" loext:color-value="#fefee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50%" draw:start-color="#dddddd" draw:end-color="#ffffd7" draw:start-intensity="100%" draw:end-intensity="100%" draw:border="0%">
      <loext:gradient-stop svg:offset="0" loext:color-type="rgb" loext:color-value="#dddddd"/>
      <loext:gradient-stop svg:offset="1" loext:color-type="rgb" loext:color-value="#ffffd7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3-04T23:34:50.440130728</dc:date>
    <meta:editing-duration>PT22M49S</meta:editing-duration>
    <meta:editing-cycles>3</meta:editing-cycles>
    <meta:generator>LibreOffice/7.6.7.2$Linux_X86_64 LibreOffice_project/60$Build-2</meta:generator>
    <meta:document-statistic meta:object-count="32"/>
  </office:meta>
</office:document-meta>
</file>